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4pt" style:font-size-asian="14pt" style:font-size-complex="14pt"/>
    </style:style>
    <style:style style:name="P2" style:family="paragraph" style:parent-style-name="Heading_20_1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7" style:family="paragraph" style:parent-style-name="Text_20_body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fo:font-variant="normal" fo:text-transform="none" fo:color="#202124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text-properties style:font-name="Arial" fo:font-size="14pt" style:font-size-asian="14pt" style:font-size-complex="14pt"/>
    </style:style>
    <style:style style:name="P12" style:family="paragraph" style:parent-style-name="Text_20_body">
      <style:paragraph-properties fo:margin-top="2cm" fo:margin-bottom="0cm" fo:text-align="center" style:justify-single-word="false"/>
      <style:text-properties style:font-name="Arial" fo:font-size="14pt" style:font-size-asian="14pt" style:font-size-complex="14pt"/>
    </style:style>
    <style:style style:name="P13" style:family="paragraph" style:parent-style-name="Heading_20_2">
      <style:paragraph-properties fo:margin-top="0.423cm" fo:margin-bottom="0.212cm" fo:text-align="center" style:justify-single-word="false" fo:keep-with-next="always"/>
      <style:text-properties fo:font-size="10pt" style:font-size-asian="10pt" style:font-size-complex="10pt"/>
    </style:style>
    <style:style style:name="P14" style:family="paragraph" style:parent-style-name="Heading">
      <style:paragraph-properties fo:margin-top="2cm" fo:margin-bottom="0cm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Arial" fo:font-size="11pt" fo:font-style="normal" style:font-name-asian="Microsoft YaHei" style:font-size-asian="11pt" style:font-style-asian="normal" style:font-name-complex="Arial1" style:font-size-complex="11pt" style:font-style-complex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style="normal" style:font-size-asian="11pt" style:font-style-asian="normal" style:font-size-complex="11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oyecto “Sistema de Cuenta Corriente”</text:p>
      <text:p text:style-name="P12">Materia: Prácticas Profesionalizantes III</text:p>
      <text:p text:style-name="P12">Profesor: Matias Gastón Santiago</text:p>
      <text:p text:style-name="P12">Alumno: Lucas Osacar</text:p>
      <text:p text:style-name="P12">Carrera: Técnico Superior en Analisis de Sistemas</text:p>
      <text:p text:style-name="P12">Instituto Superior de Formación Técnica N° 151</text:p>
      <text:p text:style-name="P12"><text:line-break/>Año: 2022</text:p>
      <text:p text:style-name="P8"/>
      <text:h text:style-name="P1" text:outline-level="1"/>
      <text:p text:style-name="P11"/>
      <text:p text:style-name="P11"/>
      <text:h text:style-name="P2" text:outline-level="1"><text:soft-page-break/>Planteo</text:h>
      <text:p text:style-name="P6"><text:tab/>Proyecto</text:p>
      <text:p text:style-name="P5"><text:tab/>Se plantea como problemática la identificación de clientes, su gestión, la posibilidad de administrar comprobantes de crédito y débito que referencien a los clientes gestionados. Poder ver estos movimientos reflejados en una Cuenta Corriente individual por cliente. <text:s/></text:p>
      <text:p text:style-name="P6"><text:tab/>Alcance</text:p>
      <text:p text:style-name="P4"><text:span text:style-name="T1"><text:tab/></text:span><text:span text:style-name="T2">Dentro de lo definido se espera generar comportamiento a partir definiciones de Estados de Cuenta con respecto a los clientes, que permitan tomar medidas a la hora de realizarle comprobantes a los mismo. </text:span></text:p>
      <text:p text:style-name="P7">Los Estados de Cuenta pueden discriminarse como: Activo(permitiendo ingreso de comprobantes de credito y debito); Suspendido(permitiendo unicamente ingreso de comprobantes de Credito); Baja(no perminiento ningun ingreso de comprobante)<text:line-break/><text:tab/>Comprobantes que se desean implementar:</text:p>
      <text:list xml:id="list1645917583737873873" text:style-name="L1">
        <text:list-item>
          <text:p text:style-name="P9"><text:span text:style-name="T3">Comprobantes de Debito</text:span><text:span text:style-name="T4">: Documentos por los cuales se </text:span><text:span text:style-name="T6">le notifica al cliente el cargo de un valor monetario a su cuenta.</text:span><text:span text:style-name="T4"><text:tab/></text:span></text:p>
          <text:list>
            <text:list-item>
              <text:p text:style-name="P9"><text:span text:style-name="T3">Facturas</text:span><text:span text:style-name="T4">: documento que </text:span><text:span text:style-name="T6">describe el servicio o producto que justifica la transacción comercial</text:span><text:span text:style-name="T4"> </text:span></text:p>
            </text:list-item>
          </text:list>
        </text:list-item>
        <text:list-item>
          <text:p text:style-name="P9"><text:span text:style-name="T3">Comprobantes de Credito</text:span><text:span text:style-name="T4">: Documentos por los cuales </text:span><text:span text:style-name="T6">se le notifica al cliente <text:s/>la deducción a su cuenta de una determinada suma de dinero</text:span><text:span text:style-name="T7">.</text:span></text:p>
          <text:list>
            <text:list-item>
              <text:p text:style-name="P9"><text:span text:style-name="T8">Nota de Credito</text:span><text:span text:style-name="T7">: documento que indica modificación sobre el valor de una cuenta, puede referenciar directamente a una factura para reducir el monto total de la misma como metodo de descuento o Anular la misma siendo la nota de credito igual en su monto a la factura.</text:span></text:p>
            </text:list-item>
            <text:list-item>
              <text:p text:style-name="P9"><text:span text:style-name="T8">Recibo</text:span><text:span text:style-name="T7">: documento que indica el cobro de una factura referenciando a la misma o el ingreso de dinero a la cuenta del cliente.</text:span></text:p>
              <text:p text:style-name="P10"/>
            </text:list-item>
          </text:list>
        </text:list-item>
      </text:list>
      <text:p text:style-name="Text_20_body"><text:span text:style-name="T7"><text:tab/></text:span><text:span text:style-name="T4">La </text:span><text:span text:style-name="T3">Cuenta Corriente </text:span><text:span text:style-name="T4">es </text:span><text:span text:style-name="T7">una herramienta que permite </text:span><text:span text:style-name="Strong_20_Emphasis"><text:span text:style-name="T7">administrar los pagos de los clientes</text:span></text:span><text:span text:style-name="T7">, otorgándoles la posibilidad de abonar sus consumos con </text:span><text:span text:style-name="Strong_20_Emphasis"><text:span text:style-name="T7">antelación </text:span></text:span><text:span text:style-name="T7">o con </text:span><text:span text:style-name="Strong_20_Emphasis"><text:span text:style-name="T7">posterioridad</text:span></text:span><text:span text:style-name="T7">. Estas cuentas corrientes pueden ser utilizadas para administrar los debitos y creditos con respecto a un Cliente o a un Proveedor.<text:line-break/><text:tab/>Las Cuentas Corrientes pueden verse a modo de listado ordenado por fechas, viendo de esta forma cada comprobante sea debito o credito el saldo de la cuenta a la fecha de la transacción.</text:span></text:p>
      <text:p text:style-name="P7"/>
      <text:p text:style-name="P6"/>
      <text:p text:style-name="P6">Herramientas</text:p>
      <text:p text:style-name="P4"><text:span text:style-name="T1"><text:tab/></text:span><text:span text:style-name="T2">Buscaría llevarlo a cabo en C++ con una interfaz gráfica generada en html mediante JavaScript y realizar una conexión a una base de datos que me permita almacenar la información necesaria para su funcionamiento.</text:span></text:p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2">
      <style:paragraph-properties fo:margin-top="0.423cm" fo:margin-bottom="0.212cm" fo:text-align="center" style:justify-single-word="false" fo:keep-with-next="always"/>
      <style:text-properties fo:font-size="10pt" style:font-size-asian="10pt" style:font-size-complex="10pt"/>
    </style:style>
    <style:style style:name="MT1" style:family="text">
      <style:text-properties style:font-name="Arial" fo:font-size="11pt" fo:font-style="normal" style:font-name-asian="Microsoft YaHei" style:font-size-asian="11pt" style:font-style-asian="normal" style:font-name-complex="Arial1" style:font-size-complex="11pt" style:font-style-complex="normal"/>
    </style:style>
    <style:style style:name="MT2" style:family="text">
      <style:text-properties fo:font-size="11pt" fo:font-style="normal" style:font-size-asian="11pt" style:font-style-asian="normal" style:font-size-complex="11pt" style:font-style-complex="normal"/>
    </style:style>
    <style:style style:name="MT3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text:span text:style-name="MT1">Prácticas Profesionalizantes III</text:span><text:span text:style-name="MT2"> - </text:span><text:span text:style-name="MT3">Tec. Sup. en Analisis de Sistemas – ISFT N°151</text:span> - 2022<text:line-break/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s Osacar</meta:initial-creator>
    <meta:creation-date>2022-10-31T16:21:14.61</meta:creation-date>
    <meta:document-statistic meta:table-count="0" meta:image-count="0" meta:object-count="0" meta:page-count="2" meta:paragraph-count="23" meta:word-count="400" meta:character-count="2566"/>
    <dc:date>2022-10-31T17:47:12.47</dc:date>
    <dc:creator>Lucas Osacar</dc:creator>
    <meta:editing-duration>PT52M47S</meta:editing-duration>
    <meta:editing-cycles>1</meta:editing-cycles>
    <meta:generator>OpenOffice/4.1.9$Win32 OpenOffice.org_project/419m1$Build-9805</meta:generator>
  </office:meta>
</office:document-meta>
</file>